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75cm" svg:height="3.387cm" svg:x="3.175cm" svg:y="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3.175cm" svg:height="3.387cm" svg:x="3.175cm" svg:y="2.328cm">
              <text:p text:style-name="P1"><text:span text:style-name="T1">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3.175cm" svg:y1="2.328cm" svg:x2="3.175cm" svg:y2="5.715cm">
              <text:p/>
            </draw:line>
            <draw:line draw:style-name="gr3" draw:text-style-name="P1" draw:layer="layout" svg:x1="6.35cm" svg:y1="2.328cm" svg:x2="6.35cm" svg:y2="5.715cm">
              <text:p/>
            </draw:line>
            <draw:line draw:style-name="gr3" draw:text-style-name="P1" draw:layer="layout" svg:x1="3.175cm" svg:y1="5.715cm" svg:x2="6.35cm" svg:y2="5.715cm">
              <text:p/>
            </draw:line>
          </draw:g>
        </draw:g>
        <draw:custom-shape draw:style-name="gr4" draw:text-style-name="P2" draw:layer="layout" svg:width="13.335cm" svg:height="1.905cm" svg:x="1.905cm" svg:y="8.255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15cm" svg:y1="8.255cm" svg:x2="5.715cm" svg:y2="5.715cm">
          <text:p/>
        </draw:line>
        <draw:line draw:style-name="gr5" draw:text-style-name="P1" draw:layer="layout" svg:x1="3.81cm" svg:y1="5.715cm" svg:x2="3.81cm" svg:y2="8.255cm">
          <text:p/>
        </draw:line>
        <draw:frame draw:style-name="gr6" draw:text-style-name="P3" draw:layer="layout" svg:width="3.224cm" svg:height="0.954cm" svg:x="5.715cm" svg:y="6.666cm">
          <draw:text-box>
            <text:p><text:span text:style-name="T1">Perception</text:span></text:p>
          </draw:text-box>
        </draw:frame>
        <draw:frame draw:style-name="gr7" draw:text-style-name="P3" draw:layer="layout" svg:width="2.233cm" svg:height="0.954cm" svg:x="1.577cm" svg:y="6.666cm">
          <draw:text-box>
            <text:p><text:span text:style-name="T1">Action</text:span></text:p>
          </draw:text-box>
        </draw:frame>
        <draw:line draw:style-name="gr3" draw:text-style-name="P1" draw:layer="layout" svg:x1="6.35cm" svg:y1="3.81cm" svg:x2="6.985cm" svg:y2="3.81cm">
          <text:p/>
        </draw:line>
        <draw:line draw:style-name="gr3" draw:text-style-name="P1" draw:layer="layout" svg:x1="6.985cm" svg:y1="3.175cm" svg:x2="6.985cm" svg:y2="4.445cm">
          <text:p/>
        </draw:line>
        <draw:line draw:style-name="gr3" draw:text-style-name="P1" draw:layer="layout" svg:x1="7.62cm" svg:y1="3.175cm" svg:x2="6.985cm" svg:y2="3.175cm">
          <text:p/>
        </draw:line>
        <draw:line draw:style-name="gr3" draw:text-style-name="P1" draw:layer="layout" svg:x1="7.62cm" svg:y1="4.445cm" svg:x2="6.985cm" svg:y2="4.445cm">
          <text:p/>
        </draw:line>
        <draw:custom-shape draw:style-name="gr1" draw:text-style-name="P1" draw:layer="layout" svg:width="0.635cm" svg:height="0.635cm" svg:x="5.71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3.175cm" svg:height="3.387cm" svg:x="10.795cm" svg:y="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3.175cm" svg:height="3.387cm" svg:x="10.795cm" svg:y="2.328cm">
              <text:p text:style-name="P1"><text:span text:style-name="T1">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10.795cm" svg:y1="2.328cm" svg:x2="10.795cm" svg:y2="5.715cm">
              <text:p/>
            </draw:line>
            <draw:line draw:style-name="gr3" draw:text-style-name="P1" draw:layer="layout" svg:x1="13.97cm" svg:y1="2.328cm" svg:x2="13.97cm" svg:y2="5.715cm">
              <text:p/>
            </draw:line>
            <draw:line draw:style-name="gr3" draw:text-style-name="P1" draw:layer="layout" svg:x1="10.795cm" svg:y1="5.715cm" svg:x2="13.97cm" svg:y2="5.715cm">
              <text:p/>
            </draw:line>
          </draw:g>
        </draw:g>
        <draw:line draw:style-name="gr5" draw:text-style-name="P1" draw:layer="layout" svg:x1="13.335cm" svg:y1="8.255cm" svg:x2="13.335cm" svg:y2="5.715cm">
          <text:p/>
        </draw:line>
        <draw:line draw:style-name="gr5" draw:text-style-name="P1" draw:layer="layout" svg:x1="11.43cm" svg:y1="5.715cm" svg:x2="11.43cm" svg:y2="8.255cm">
          <text:p/>
        </draw:line>
        <draw:line draw:style-name="gr3" draw:text-style-name="P1" draw:layer="layout" svg:x1="13.97cm" svg:y1="3.81cm" svg:x2="14.605cm" svg:y2="3.81cm">
          <text:p/>
        </draw:line>
        <draw:line draw:style-name="gr3" draw:text-style-name="P1" draw:layer="layout" svg:x1="14.605cm" svg:y1="3.175cm" svg:x2="14.605cm" svg:y2="4.445cm">
          <text:p/>
        </draw:line>
        <draw:line draw:style-name="gr3" draw:text-style-name="P1" draw:layer="layout" svg:x1="15.24cm" svg:y1="3.175cm" svg:x2="14.605cm" svg:y2="3.175cm">
          <text:p/>
        </draw:line>
        <draw:line draw:style-name="gr3" draw:text-style-name="P1" draw:layer="layout" svg:x1="15.24cm" svg:y1="4.445cm" svg:x2="14.605cm" svg:y2="4.445cm">
          <text:p/>
        </draw:line>
        <draw:custom-shape draw:style-name="gr1" draw:text-style-name="P1" draw:layer="layout" svg:width="0.635cm" svg:height="0.635cm" svg:x="13.33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24cm" svg:height="0.954cm" svg:x="13.335cm" svg:y="6.666cm">
          <draw:text-box>
            <text:p><text:span text:style-name="T1">Perception</text:span></text:p>
          </draw:text-box>
        </draw:frame>
        <draw:frame draw:style-name="gr7" draw:text-style-name="P3" draw:layer="layout" svg:width="2.233cm" svg:height="0.954cm" svg:x="9.197cm" svg:y="6.666cm">
          <draw:text-box>
            <text:p><text:span text:style-name="T1">A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1T11:50:20</meta:creation-date>
    <dc:date>2011-06-15T16:11:40</dc:date>
    <dc:creator>Bo Morgan</dc:creator>
    <meta:editing-duration>PT02H47M25S</meta:editing-duration>
    <meta:editing-cycles>4</meta:editing-cycles>
    <meta:generator>OpenOffice.org/3.2$Linux OpenOffice.org_project/320m19$Build-9505</meta:generator>
    <meta:document-statistic meta:object-count="33"/>
  </office:meta>
</office:document-meta>
</file>